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flask import Flask, render_template<text:line-break/>from flask_socketio import SocketIO<text:line-break/>from twitter_scraper_fetcher import *<text:line-break/>from mlh_twitter_api import moderate<text:line-break/>import json<text:line-break/>import config<text:line-break/>import random<text:line-break/>from markov import *<text:line-break/><text:line-break/>app = Flask(__name__)<text:line-break/>socketio = SocketIO(app)<text:line-break/><text:line-break/># Renders UI<text:line-break/>@app.route("/")<text:line-break/>def home():<text:line-break/>  return render_template("homepage.<text:line-break/><text:line-break/># Chat API - WebSocket<text:line-break/>@socketio.on("send question")<text:line-break/>def generate_message(body, methods=["POST"]):<text:line-break/>  question = body["message"]<text:line-break/>  twitter_handle = body["username"]<text:line-break/><text:line-break/>  # Call get_user_tweets() from twitter_scraper_fetcher.py to scrape some tweets<text:line-break/>  tweets = get_user_tweets(twitter_<text:line-break/>  try:<text:line-break/>    print("<text:line-break/>    bot_answer = generate_bot_answer(twitter_<text:line-break/>    print("<text:line-break/><text:line-break/>    bot_answer = moderate(bot_answer)<text:line-break/>    <text:line-break/>    #cleaned_tweets = clean_tweets_data(tweets)<text:line-break/>    # Get a random tweet from the list of tweets<text:line-break/>    #bot_answer = random.choice(cleaned_tweets)<text:line-break/>    #moderated_answer = moderate(bot_answer)<text:line-break/><text:line-break/>    # Send the answer to the app, to display to the user<text:line-break/>    answer = {"username": twitter_handle, "message": bot_answer}<text:line-break/>    socketio.emit("bot answer", answer)<text:line-break/>  except:<text:line-break/>    bot_answer = "Sorry, I couldn't process that. Try again please."<text:line-break/>    socketio.emit("error", {"username": twitter_handle, "message": bot_answer})<text:line-break/><text:line-break/>if __name__ == "__main__":<text:line-break/>    socketio.run(ap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24:15.030831477</meta:creation-date>
    <dc:date>2019-10-24T10:25:51.301959052</dc:date>
    <meta:editing-duration>PT1M36S</meta:editing-duration>
    <meta:editing-cycles>1</meta:editing-cycles>
    <meta:document-statistic meta:table-count="0" meta:image-count="0" meta:object-count="0" meta:page-count="1" meta:paragraph-count="1" meta:word-count="139" meta:character-count="1304" meta:non-whitespace-character-count="1084"/>
    <meta:generator>LibreOffice/6.0.7.3$Linux_X86_64 LibreOffice_project/00m0$Build-3</meta:generator>
  </office:meta>
</office:document-meta>
</file>